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99cc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7"/>
          <table:table-cell table:style-name="ce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/>
          <table:table-cell table:style-name="ce15"/>
          <table:table-cell/>
          <table:table-cell table:style-name="ce7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 office:value-type="string" calcext:value-type="string">
            <text:p>bc conditions type 1</text:p>
          </table:table-cell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solution data</text:p>
          </table:table-cell>
          <table:table-cell/>
          <table:table-cell office:value-type="string" calcext:value-type="string">
            <text:p>proper time shift (see solution data)</text:p>
          </table:table-cell>
          <table:table-cell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s for vPC</text:p>
          </table:table-cell>
          <table:table-cell/>
          <table:table-cell office:value-type="string" calcext:value-type="string">
            <text:p>devide init phase from simulation phase</text:p>
          </table:table-cell>
          <table:table-cell table:number-columns-repeated="5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lutiondata handling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 table:number-columns-repeated="3"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 table:number-columns-repeated="5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/>
          <table:table-cell office:value-type="string" calcext:value-type="string">
            <text:p>read in/out polychaos variables</text:p>
          </table:table-cell>
          <table:table-cell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 office:value-type="string" calcext:value-type="string">
            <text:p>3d visualisation</text:p>
          </table:table-cell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 office:value-type="string" calcext:value-type="string">
            <text:p>remesh based on last cycl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witch from pickle to hdf5</text:p>
          </table:table-cell>
          <table:table-cell/>
          <table:table-cell office:value-type="string" calcext:value-type="string">
            <text:p>add BPM in the LUT (real time and </text:p>
          </table:table-cell>
          <table:table-cell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/>
          <table:table-cell office:value-type="string" calcext:value-type="string">
            <text:p>remesh based on actual CFL number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ep as less as possible in memory</text:p>
          </table:table-cell>
          <table:table-cell/>
          <table:table-cell office:value-type="string" calcext:value-type="string">
            <text:p>actual)</text:p>
          </table:table-cell>
          <table:table-cell table:number-columns-repeated="5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-choice of what is s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nit 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de init phase from simulation phase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09:28:26.7295172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5-01-06T09:31:17.453181735</dc:date>
    <meta:editing-duration>PT20H35M26S</meta:editing-duration>
    <meta:editing-cycles>14</meta:editing-cycles>
    <meta:generator>LibreOffice/4.2.6.3$Linux_X86_64 LibreOffice_project/420$Build-3</meta:generator>
    <meta:document-statistic meta:table-count="1" meta:cell-count="108" meta:object-count="0"/>
  </office:meta>
</office:document-meta>
</file>